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37in"/>
    </style:style>
    <style:style style:name="co2" style:family="table-column">
      <style:table-column-properties fo:break-before="auto" style:column-width="2.9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/news/2014/09/1/7036472/</text:p>
          </table:table-cell>
          <table:table-cell office:value-type="string" calcext:value-type="string">
            <text:p>Росію тимчасово можуть виключити з Великої двадцятки - ЗМІ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/news/2014/09/1/7036471/</text:p>
          </table:table-cell>
          <table:table-cell office:value-type="string" calcext:value-type="string">
            <text:p>Бійці "Азова" кілька годин утримували двох журналістів з РФ, потім погодилися на репортаж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70/</text:p>
          </table:table-cell>
          <table:table-cell office:value-type="string" calcext:value-type="string">
            <text:p>Порошенко: Ситуація важка, але український бойовий дух сильніший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69/</text:p>
          </table:table-cell>
          <table:table-cell office:value-type="string" calcext:value-type="string">
            <text:p>Силам АТО протистоїть 15-тисячне військо. Генштаб створює партизанський рух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68/</text:p>
          </table:table-cell>
          <table:table-cell office:value-type="string" calcext:value-type="string">
            <text:p>Рубан заявив про звільнення близько 30 військових з полону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/7036467/</text:p>
          </table:table-cell>
          <table:table-cell office:value-type="string" calcext:value-type="string">
            <text:p>США почали головувати в Радбезі ООН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/7036465/</text:p>
          </table:table-cell>
          <table:table-cell office:value-type="string" calcext:value-type="string">
            <text:p>У Росії "шоковані" заявами Гелетея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745/</text:p>
          </table:table-cell>
          <table:table-cell office:value-type="string" calcext:value-type="string">
            <text:p>За 5 років Україна може знизити споживання газу на 5 мільярдів куб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63/</text:p>
          </table:table-cell>
          <table:table-cell office:value-type="string" calcext:value-type="string">
            <text:p>Порошенко вирішив поки не вводити воєнний стан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62/</text:p>
          </table:table-cell>
          <table:table-cell office:value-type="string" calcext:value-type="string">
            <text:p>Київрада може заборонити використання феєрверк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1/487732/</text:p>
          </table:table-cell>
          <table:table-cell office:value-type="string" calcext:value-type="string">
            <text:p>Росія фінансує "ДНР" гривнями, які залишилися в Крим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60/</text:p>
          </table:table-cell>
          <table:table-cell office:value-type="string" calcext:value-type="string">
            <text:p>Міліція у неділю затримала авто бійців "Айдару", яким перевозили збро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59/</text:p>
          </table:table-cell>
          <table:table-cell office:value-type="string" calcext:value-type="string">
            <text:p>У групі Кінаха кажуть, що вони не підтримували пропорційну виборчу систем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1/7025570/</text:p>
          </table:table-cell>
          <table:table-cell office:value-type="string" calcext:value-type="string">
            <text:p>ЄС може ввести заборону на купівлю держборгу Росії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/7036457/</text:p>
          </table:table-cell>
          <table:table-cell office:value-type="string" calcext:value-type="string">
            <text:p>Очевидці: Бойовики взяли Новотроїцьке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56/</text:p>
          </table:table-cell>
          <table:table-cell office:value-type="string" calcext:value-type="string">
            <text:p>ЗМІ: Путін погрожував Баррозу взяти Київ за два тиж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715/</text:p>
          </table:table-cell>
          <table:table-cell office:value-type="string" calcext:value-type="string">
            <text:p>Австрія заморозила спільний бізнес Курченка і Азаров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54/</text:p>
          </table:table-cell>
          <table:table-cell office:value-type="string" calcext:value-type="string">
            <text:p>Сили АТО закріпилися в 90-та км від Маріупол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53/</text:p>
          </table:table-cell>
          <table:table-cell office:value-type="string" calcext:value-type="string">
            <text:p>Генпрокуратура України призначила прокурора Крим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52/</text:p>
          </table:table-cell>
          <table:table-cell office:value-type="string" calcext:value-type="string">
            <text:p>РНБО: На Донбасі на зміну бойовикам приходять професійні військові РФ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1/7036450/</text:p>
          </table:table-cell>
          <table:table-cell office:value-type="string" calcext:value-type="string">
            <text:p>Гелетей: Росія програла гібридну війн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49/</text:p>
          </table:table-cell>
          <table:table-cell office:value-type="string" calcext:value-type="string">
            <text:p>Сенатор США: в Україні Росія воює проти Європ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46/</text:p>
          </table:table-cell>
          <table:table-cell office:value-type="string" calcext:value-type="string">
            <text:p>СБУ викрила контрабанду прицілів до систем "Град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45/</text:p>
          </table:table-cell>
          <table:table-cell office:value-type="string" calcext:value-type="string">
            <text:p>Расмуссен натякнув Франції, що негоже нехтувати думкою НАТО щодо "Містралей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1/7025573/</text:p>
          </table:table-cell>
          <table:table-cell office:value-type="string" calcext:value-type="string">
            <text:p>Меркель: Це не внутрішня криза, а конфлікт України та РФ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43/</text:p>
          </table:table-cell>
          <table:table-cell office:value-type="string" calcext:value-type="string">
            <text:p>Міноборони попереджає про вірусні розсилки від імені відомств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42/</text:p>
          </table:table-cell>
          <table:table-cell office:value-type="string" calcext:value-type="string">
            <text:p>Гелетей: Спроби змінити начальника Генштабу – провокація Рос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666/</text:p>
          </table:table-cell>
          <table:table-cell office:value-type="string" calcext:value-type="string">
            <text:p>Гривня на міжбанку зміцнилася на 72 копійк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39/</text:p>
          </table:table-cell>
          <table:table-cell office:value-type="string" calcext:value-type="string">
            <text:p>Яценюк згоден із президентом, що пора міняти силове керівництв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37/</text:p>
          </table:table-cell>
          <table:table-cell office:value-type="string" calcext:value-type="string">
            <text:p>Порошенко призначив Богомолець своїм радником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/7036436/</text:p>
          </table:table-cell>
          <table:table-cell office:value-type="string" calcext:value-type="string">
            <text:p>Семенченко зняв балаклав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35/</text:p>
          </table:table-cell>
          <table:table-cell office:value-type="string" calcext:value-type="string">
            <text:p>Росія не хоче консультацій в рамках Будапештського меморандум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34/</text:p>
          </table:table-cell>
          <table:table-cell office:value-type="string" calcext:value-type="string">
            <text:p>Росія і НАТО стали противниками — Расмуссен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/news/2014/09/1/7036432/</text:p>
          </table:table-cell>
          <table:table-cell office:value-type="string" calcext:value-type="string">
            <text:p>Перехоплення: Росія намагається домовитися з бойовиками про викрадення українських військових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33/</text:p>
          </table:table-cell>
          <table:table-cell office:value-type="string" calcext:value-type="string">
            <text:p>Генсеку ОБСЄ важко перевірити присутність російських військ в Украї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28/</text:p>
          </table:table-cell>
          <table:table-cell office:value-type="string" calcext:value-type="string">
            <text:p>У Яценюка хочуть штрафувати за невчасну оплату комуналк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life.pravda.com.ua/society/2014/09/1/179329/</text:p>
          </table:table-cell>
          <table:table-cell office:value-type="string" calcext:value-type="string">
            <text:p>В Україну повернулося лі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26/</text:p>
          </table:table-cell>
          <table:table-cell office:value-type="string" calcext:value-type="string">
            <text:p>Меркель підтримала посилення санкцій проти Рос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25/</text:p>
          </table:table-cell>
          <table:table-cell office:value-type="string" calcext:value-type="string">
            <text:p>Норвегія виділить на реформи в Україні $30 млн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1/7025560/</text:p>
          </table:table-cell>
          <table:table-cell office:value-type="string" calcext:value-type="string">
            <text:p>НАТО запропонує конкретні кроки допомоги Україні - Расмуссен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24/</text:p>
          </table:table-cell>
          <table:table-cell office:value-type="string" calcext:value-type="string">
            <text:p>Сікорські: Санкції вплинуть на Росію згодом, а Україна бореться вже зараз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20/</text:p>
          </table:table-cell>
          <table:table-cell office:value-type="string" calcext:value-type="string">
            <text:p>Нацбанк заборонив видачу валюти за карткам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612/</text:p>
          </table:table-cell>
          <table:table-cell office:value-type="string" calcext:value-type="string">
            <text:p>НБУ підвищив офіційний курс гривні на 50 копійок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17/</text:p>
          </table:table-cell>
          <table:table-cell office:value-type="string" calcext:value-type="string">
            <text:p>МЗС Німеччини: остання стадія конфлікту Росії з Україною ще не досягнута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1/7036416/</text:p>
          </table:table-cell>
          <table:table-cell office:value-type="string" calcext:value-type="string">
            <text:p>Яценюк привіз орден Семенченку в лікарн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kiev.pravda.com.ua/news/5404586929532/</text:p>
          </table:table-cell>
          <table:table-cell office:value-type="string" calcext:value-type="string">
            <text:p>Уже 1 вересня у школах, садках і лікарнях Києва з’явиться гаряча вода - Кличк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14/</text:p>
          </table:table-cell>
          <table:table-cell office:value-type="string" calcext:value-type="string">
            <text:p>У полоні знаходиться 680 українських військових - Рубан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1/7025554/</text:p>
          </table:table-cell>
          <table:table-cell office:value-type="string" calcext:value-type="string">
            <text:p>Генерал НАТО: Нові сили швидкого реагування стримуватимуть РФ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10/</text:p>
          </table:table-cell>
          <table:table-cell office:value-type="string" calcext:value-type="string">
            <text:p>За минулу добу сильно постраждала східна частина Луганськ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09/</text:p>
          </table:table-cell>
          <table:table-cell office:value-type="string" calcext:value-type="string">
            <text:p>Рада хоче почути пояснення Гелетея про Іловайсь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601/</text:p>
          </table:table-cell>
          <table:table-cell office:value-type="string" calcext:value-type="string">
            <text:p>Рубль обвалився на Московській бірж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istpravda.com.ua/short/2014/09/1/144471/</text:p>
          </table:table-cell>
          <table:table-cell office:value-type="string" calcext:value-type="string">
            <text:p>У вересні 1939-го проти Гітлера воювали 100 тисяч українців - історик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/7036407/</text:p>
          </table:table-cell>
          <table:table-cell office:value-type="string" calcext:value-type="string">
            <text:p>Путін розкрив плани бойовиків на Донбас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06/</text:p>
          </table:table-cell>
          <table:table-cell office:value-type="string" calcext:value-type="string">
            <text:p>Порошенко порадиться із лідерами фракцій щодо воєнного стану - Соболє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402/</text:p>
          </table:table-cell>
          <table:table-cell office:value-type="string" calcext:value-type="string">
            <text:p>Соболєв: Усі фракції вперше погодилися з відкритими спискам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03/</text:p>
          </table:table-cell>
          <table:table-cell office:value-type="string" calcext:value-type="string">
            <text:p>Активісти Майдану створюють свій спецбатальйон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401/</text:p>
          </table:table-cell>
          <table:table-cell office:value-type="string" calcext:value-type="string">
            <text:p>Українців попереджають про можливі відключення світл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588/</text:p>
          </table:table-cell>
          <table:table-cell office:value-type="string" calcext:value-type="string">
            <text:p>Долар на міжбанку трохи зріс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99/</text:p>
          </table:table-cell>
          <table:table-cell office:value-type="string" calcext:value-type="string">
            <text:p>Катери під Маріуполем розстріляли із артилерійських установо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98/</text:p>
          </table:table-cell>
          <table:table-cell office:value-type="string" calcext:value-type="string">
            <text:p>На Донбасі відкрилася менш ніж половина шкіл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97/</text:p>
          </table:table-cell>
          <table:table-cell office:value-type="string" calcext:value-type="string">
            <text:p>ФСБ вилучила з продажу в Криму книги Джемілєва — Чубаро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96/</text:p>
          </table:table-cell>
          <table:table-cell office:value-type="string" calcext:value-type="string">
            <text:p>Лавров пояснює Заходу, як можна говорити з терористами Донбас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94/</text:p>
          </table:table-cell>
          <table:table-cell office:value-type="string" calcext:value-type="string">
            <text:p>З-під Іловайська ще виводять бійців, частина військових - у заручниках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1/7025547/</text:p>
          </table:table-cell>
          <table:table-cell office:value-type="string" calcext:value-type="string">
            <text:p>Росія готується вивести в море перший "Містраль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95/</text:p>
          </table:table-cell>
          <table:table-cell office:value-type="string" calcext:value-type="string">
            <text:p>В Україні перебуває 4 батальйонно-тактичні групи армії Росії - Лисенк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92/</text:p>
          </table:table-cell>
          <table:table-cell office:value-type="string" calcext:value-type="string">
            <text:p>ДНРівці вкрали авто і везли на ньому зброю – їх схопил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91/</text:p>
          </table:table-cell>
          <table:table-cell office:value-type="string" calcext:value-type="string">
            <text:p>Порошенко: українську армію чекає переозброє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90/</text:p>
          </table:table-cell>
          <table:table-cell office:value-type="string" calcext:value-type="string">
            <text:p>За добу в зоні АТО загинули 7 військових, 25 - поранен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88/</text:p>
          </table:table-cell>
          <table:table-cell office:value-type="string" calcext:value-type="string">
            <text:p>Сили АТО відійшли з аеропорту "Луганськ" - РНБ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89/</text:p>
          </table:table-cell>
          <table:table-cell office:value-type="string" calcext:value-type="string">
            <text:p>Один зі зниклих під Іловайськом журналістів потрапив у полон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1/7025549/</text:p>
          </table:table-cell>
          <table:table-cell office:value-type="string" calcext:value-type="string">
            <text:p>ЗМІ: Німеччина затримує бронежилети для України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1/7036386/</text:p>
          </table:table-cell>
          <table:table-cell office:value-type="string" calcext:value-type="string">
            <text:p>З Іловайського котла вивезли 10 поранених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85/</text:p>
          </table:table-cell>
          <table:table-cell office:value-type="string" calcext:value-type="string">
            <text:p>Турчинов проводить закриту нараду в парламент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1/7025546/</text:p>
          </table:table-cell>
          <table:table-cell office:value-type="string" calcext:value-type="string">
            <text:p>Росія більше не стратегічний партнер ЄС - Могерін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82/</text:p>
          </table:table-cell>
          <table:table-cell office:value-type="string" calcext:value-type="string">
            <text:p>Свої домівки в Криму та на Донбасі залишили понад 230 тисяч осіб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565/</text:p>
          </table:table-cell>
          <table:table-cell office:value-type="string" calcext:value-type="string">
            <text:p>Кабмін пропонує Раді звільнити від імпортних мит оборонну продукці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80/</text:p>
          </table:table-cell>
          <table:table-cell office:value-type="string" calcext:value-type="string">
            <text:p>Проти сил АТО використовують касетні боєприпаси – свідо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555/</text:p>
          </table:table-cell>
          <table:table-cell office:value-type="string" calcext:value-type="string">
            <text:p>У Криму штрафуватимуть водіїв авто з українськими номерам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79/</text:p>
          </table:table-cell>
          <table:table-cell office:value-type="string" calcext:value-type="string">
            <text:p>Польська інтелігенція закликає ЄС зупинити путінський імперіалізм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kiev.pravda.com.ua/news/54042ddc6d32a/</text:p>
          </table:table-cell>
          <table:table-cell office:value-type="string" calcext:value-type="string">
            <text:p>Станції "Петрівка" і "Вокзальна" у Києві вже відкрили, вибухівки не знайшли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1/7025545/</text:p>
          </table:table-cell>
          <table:table-cell office:value-type="string" calcext:value-type="string">
            <text:p>Штайнмаєр: РФ спробує створити сухопутні коридори в Крим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1/7036375/</text:p>
          </table:table-cell>
          <table:table-cell office:value-type="string" calcext:value-type="string">
            <text:p>Туск визнав, що в Україні іде війн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1/7025544/</text:p>
          </table:table-cell>
          <table:table-cell office:value-type="string" calcext:value-type="string">
            <text:p>Прем'єр Чехії: Україна не готова до членства в ЄС та НАТО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/news/2014/09/1/7036372/</text:p>
          </table:table-cell>
          <table:table-cell office:value-type="string" calcext:value-type="string">
            <text:p>Переговорники розповіли, як правильно добиватися звільнення полонених в зоні А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69/</text:p>
          </table:table-cell>
          <table:table-cell office:value-type="string" calcext:value-type="string">
            <text:p>Путін розповідає росіянам, хто бомбить міста на Донбас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67/</text:p>
          </table:table-cell>
          <table:table-cell office:value-type="string" calcext:value-type="string">
            <text:p>Порошенко обіцяє кадрові рішення через події в зоні А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1/7025542/</text:p>
          </table:table-cell>
          <table:table-cell office:value-type="string" calcext:value-type="string">
            <text:p>Прем'єр Угорщини: Санкції проти Росії - самообман. Переговори або війна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65/</text:p>
          </table:table-cell>
          <table:table-cell office:value-type="string" calcext:value-type="string">
            <text:p>Батальйон "ОУН" просить Порошенка визнання і зброї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/7036363/</text:p>
          </table:table-cell>
          <table:table-cell office:value-type="string" calcext:value-type="string">
            <text:p>Ніч у Донецьку пройшла відносно тих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1/487526/</text:p>
          </table:table-cell>
          <table:table-cell office:value-type="string" calcext:value-type="string">
            <text:p>"Роснефть" вимагатиме від України 140 мільйонів компенсації за НПЗ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61/</text:p>
          </table:table-cell>
          <table:table-cell office:value-type="string" calcext:value-type="string">
            <text:p>МВС дасть батальйону "Донбас" важке озброє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64/</text:p>
          </table:table-cell>
          <table:table-cell office:value-type="string" calcext:value-type="string">
            <text:p>Десантники б’ються з російськими танкістами за аеродром Луганськ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1/487524/</text:p>
          </table:table-cell>
          <table:table-cell office:value-type="string" calcext:value-type="string">
            <text:p>Активи Коломойського в Криму потрапили під арешт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57/</text:p>
          </table:table-cell>
          <table:table-cell office:value-type="string" calcext:value-type="string">
            <text:p>З боку Росії тричі стріляли з "Урагану" по українській артилер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1/7025532/</text:p>
          </table:table-cell>
          <table:table-cell office:value-type="string" calcext:value-type="string">
            <text:p>ЄС може припинити співпрацю з РФ у ядерній сфері – євродепутат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55/</text:p>
          </table:table-cell>
          <table:table-cell office:value-type="string" calcext:value-type="string">
            <text:p>Лавров запевняє, що військового втручання Росії в Україну не буде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1/7025534/</text:p>
          </table:table-cell>
          <table:table-cell office:value-type="string" calcext:value-type="string">
            <text:p>Австралія розширила санкції проти Рос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53/</text:p>
          </table:table-cell>
          <table:table-cell office:value-type="string" calcext:value-type="string">
            <text:p>Врятували 7 прикордонників із підбитих поблизу Маріуполя катер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52/</text:p>
          </table:table-cell>
          <table:table-cell office:value-type="string" calcext:value-type="string">
            <text:p>На переговорах у Мінську будуть лідери бойовиків "ДНР"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50/</text:p>
          </table:table-cell>
          <table:table-cell office:value-type="string" calcext:value-type="string">
            <text:p>Командир "Азова": Росіяни готуються атакувати в районі Волновах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/7036349/</text:p>
          </table:table-cell>
          <table:table-cell office:value-type="string" calcext:value-type="string">
            <text:p>Бойові дії в Україні не є перешкодою для вступу в НАТО - Лубківський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/7036348/</text:p>
          </table:table-cell>
          <table:table-cell office:value-type="string" calcext:value-type="string">
            <text:p>Пайфер допускає переговори Порошенка з Обамою на саміті НА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3/</text:p>
          </table:table-cell>
          <table:table-cell office:value-type="string" calcext:value-type="string">
            <text:p>Чубаров закликав кримських татар бойкотувати "вибори" в Криму 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3/7037702/</text:p>
          </table:table-cell>
          <table:table-cell office:value-type="string" calcext:value-type="string">
            <text:p>В Одесі влаштували "Мегамарш вишиванок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1/</text:p>
          </table:table-cell>
          <table:table-cell office:value-type="string" calcext:value-type="string">
            <text:p>Луценко покритикував Яценюка і пообіцяв показати усі декларації блоку Порошен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0/</text:p>
          </table:table-cell>
          <table:table-cell office:value-type="string" calcext:value-type="string">
            <text:p>"Газпром" не пояснює Європі, чому знизив поставки газу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699/</text:p>
          </table:table-cell>
          <table:table-cell office:value-type="string" calcext:value-type="string">
            <text:p>Клімкін: Росія шантажує ЄС через євроінтеграцію України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92/</text:p>
          </table:table-cell>
          <table:table-cell office:value-type="string" calcext:value-type="string">
            <text:p>Семенченко не хоче посади міністра і ще не знає, чи піде в Рад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91/</text:p>
          </table:table-cell>
          <table:table-cell office:value-type="string" calcext:value-type="string">
            <text:p>Добровольчим батальонам почали передавати важке озброєння — Геращенк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90/</text:p>
          </table:table-cell>
          <table:table-cell office:value-type="string" calcext:value-type="string">
            <text:p>Тимчук повідомляє про відступ сил АТО з низки населених пункт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2/488263/</text:p>
          </table:table-cell>
          <table:table-cell office:value-type="string" calcext:value-type="string">
            <text:p>В АП очікують, що Кабмін схвалить введення мобільного зв'язку 3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88/</text:p>
          </table:table-cell>
          <table:table-cell office:value-type="string" calcext:value-type="string">
            <text:p>У Краматорську зник журналіст, який виступав проти АТО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2/7036587/</text:p>
          </table:table-cell>
          <table:table-cell office:value-type="string" calcext:value-type="string">
            <text:p>15 поранених в АТО лікуватимуть в Естон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86/</text:p>
          </table:table-cell>
          <table:table-cell office:value-type="string" calcext:value-type="string">
            <text:p>Німеччина готується надати Україні бронежелети та медобладна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2/488282/</text:p>
          </table:table-cell>
          <table:table-cell office:value-type="string" calcext:value-type="string">
            <text:p>МВФ може виділити наступні транші Україні у грудн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84/</text:p>
          </table:table-cell>
          <table:table-cell office:value-type="string" calcext:value-type="string">
            <text:p>У Мінську обговорили звільнення заручників і можливість чергової гумдопомог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2/488258/</text:p>
          </table:table-cell>
          <table:table-cell office:value-type="string" calcext:value-type="string">
            <text:p>США розповіли, які галузі в Україні цікаві американському бізнес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82/</text:p>
          </table:table-cell>
          <table:table-cell office:value-type="string" calcext:value-type="string">
            <text:p>В Україні загинула майже ціла рота псковських десантників - російські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81/</text:p>
          </table:table-cell>
          <table:table-cell office:value-type="string" calcext:value-type="string">
            <text:p>Під загрозою звільнення знаходяться близько 400 співробітників АП — Шимк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80/</text:p>
          </table:table-cell>
          <table:table-cell office:value-type="string" calcext:value-type="string">
            <text:p>Не всі українці повертаються з полону живими — Рубан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79/</text:p>
          </table:table-cell>
          <table:table-cell office:value-type="string" calcext:value-type="string">
            <text:p>Аксьонов погрожує секс-меншинам Криму міліціє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78/</text:p>
          </table:table-cell>
          <table:table-cell office:value-type="string" calcext:value-type="string">
            <text:p>Нємцов: дії Росії дозволяють Україні створити ядерну збро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76/</text:p>
          </table:table-cell>
          <table:table-cell office:value-type="string" calcext:value-type="string">
            <text:p>Лукашенко вирішив провести демаркацію кордону з Україно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champion.com.ua/football/2014/09/2/582226/</text:p>
          </table:table-cell>
          <table:table-cell office:value-type="string" calcext:value-type="string">
            <text:p>Країни ЄС вимагають призупинити членство Росії в ФІФА й УЄФА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2/7036575/</text:p>
          </table:table-cell>
          <table:table-cell office:value-type="string" calcext:value-type="string">
            <text:p>Бойовики підірвали міст, готували теракт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73/</text:p>
          </table:table-cell>
          <table:table-cell office:value-type="string" calcext:value-type="string">
            <text:p>Якщо Баррозу не заперечуватиме, Москва опублікує запис його розмови з Путіним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72/</text:p>
          </table:table-cell>
          <table:table-cell office:value-type="string" calcext:value-type="string">
            <text:p>Рада звільнила благодійну допомогу для АТО від оподаткува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71/</text:p>
          </table:table-cell>
          <table:table-cell office:value-type="string" calcext:value-type="string">
            <text:p>Сапери підірвали злітно-посадкову смугу аеропорту в Луганську - РНБ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69/</text:p>
          </table:table-cell>
          <table:table-cell office:value-type="string" calcext:value-type="string">
            <text:p>Бойовики не бачать себе у складі України і на Київ не підуть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/news/2014/09/2/7036568/</text:p>
          </table:table-cell>
          <table:table-cell office:value-type="string" calcext:value-type="string">
            <text:p>Рада заборонила банкам нараховувати пеню і штрафи для позичальників із зони А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66/</text:p>
          </table:table-cell>
          <table:table-cell office:value-type="string" calcext:value-type="string">
            <text:p>Вугілля з шахт Ахметова терористи вивозять до Рос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65/</text:p>
          </table:table-cell>
          <table:table-cell office:value-type="string" calcext:value-type="string">
            <text:p>НАТО вирішило, що Україна вже програла війну на Донбасі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2/488172/</text:p>
          </table:table-cell>
          <table:table-cell office:value-type="string" calcext:value-type="string">
            <text:p>Крим щодня на 6 годин відключатимуть від електроенергії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63/</text:p>
          </table:table-cell>
          <table:table-cell office:value-type="string" calcext:value-type="string">
            <text:p>У ЄС вважають, що Україна в безвиході через реакцію Росії на "асоціацію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61/</text:p>
          </table:table-cell>
          <table:table-cell office:value-type="string" calcext:value-type="string">
            <text:p>МЗС: Україна стала майданчиком зіткнення між Заходом і Сходом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62/</text:p>
          </table:table-cell>
          <table:table-cell office:value-type="string" calcext:value-type="string">
            <text:p>У Кличка хочуть віддати фірмі "Сім'ї" шматок Оболо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60/</text:p>
          </table:table-cell>
          <table:table-cell office:value-type="string" calcext:value-type="string">
            <text:p>МЗС: Затримані особи з диппаспортами не були співробітниками посольства РФ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2/7025614/</text:p>
          </table:table-cell>
          <table:table-cell office:value-type="string" calcext:value-type="string">
            <text:p>Росіян лякають європейськими яйцям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2/488152/</text:p>
          </table:table-cell>
          <table:table-cell office:value-type="string" calcext:value-type="string">
            <text:p>Міжбанк закрився доларом по 12,95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/news/2014/09/2/7036556/</text:p>
          </table:table-cell>
          <table:table-cell office:value-type="string" calcext:value-type="string">
            <text:p>Порошенко дозволив служити за контрактом людям без повної середньої освіт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life.pravda.com.ua/society/2014/09/2/179503/</text:p>
          </table:table-cell>
          <table:table-cell office:value-type="string" calcext:value-type="string">
            <text:p>СБУ не надає списки загиблих в АТО - обіцяє після закінчення операц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54/</text:p>
          </table:table-cell>
          <table:table-cell office:value-type="string" calcext:value-type="string">
            <text:p>Із полону терористів визволили ще 9 бійців А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51/</text:p>
          </table:table-cell>
          <table:table-cell office:value-type="string" calcext:value-type="string">
            <text:p>РФ не хоче брати участь у консультаціях країн Будапештського меморандум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49/</text:p>
          </table:table-cell>
          <table:table-cell office:value-type="string" calcext:value-type="string">
            <text:p>На Львівському бронетанковому заводі "зливали" інформацію чужинцям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2/488132/</text:p>
          </table:table-cell>
          <table:table-cell office:value-type="string" calcext:value-type="string">
            <text:p>Вугілля українським ТЕС вистачить до середини листопад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46/</text:p>
          </table:table-cell>
          <table:table-cell office:value-type="string" calcext:value-type="string">
            <text:p>Проти Пшонки відкрили справу за спробу "віджати" фірм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2/7025610/</text:p>
          </table:table-cell>
          <table:table-cell office:value-type="string" calcext:value-type="string">
            <text:p>Заступник Генсека НАТО: Росія перетворилася на націоналістичну сил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45/</text:p>
          </table:table-cell>
          <table:table-cell office:value-type="string" calcext:value-type="string">
            <text:p>Європа не змогла завадити війні в Україні - Ягланд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44/</text:p>
          </table:table-cell>
          <table:table-cell office:value-type="string" calcext:value-type="string">
            <text:p>ГПУ відкрила справу проти екс-начальника Генштабу - за дезертирств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champion.com.ua/football/2014/09/2/582212/</text:p>
          </table:table-cell>
          <table:table-cell office:value-type="string" calcext:value-type="string">
            <text:p>УЄФА заборонив грати матчі єврокубків у Дніпропетровську та Харков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41/</text:p>
          </table:table-cell>
          <table:table-cell office:value-type="string" calcext:value-type="string">
            <text:p>Статус союзника США поза НАТО Україна може отримати до кінця року - міністр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2/7025608/</text:p>
          </table:table-cell>
          <table:table-cell office:value-type="string" calcext:value-type="string">
            <text:p>Прем'єр Фінляндії: Росія намагається роздратувати нас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39/</text:p>
          </table:table-cell>
          <table:table-cell office:value-type="string" calcext:value-type="string">
            <text:p>Клімкін вважає досягненням, що лідери терористів ходять на переговор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38/</text:p>
          </table:table-cell>
          <table:table-cell office:value-type="string" calcext:value-type="string">
            <text:p>На Луганщині з полону визволили ще 9 українській бійц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2/488041/</text:p>
          </table:table-cell>
          <table:table-cell office:value-type="string" calcext:value-type="string">
            <text:p>НБУ підвищив офіційний курс гривні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2/7036535/</text:p>
          </table:table-cell>
          <table:table-cell office:value-type="string" calcext:value-type="string">
            <text:p>Україна почала реверс газу зі Словаччин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36/</text:p>
          </table:table-cell>
          <table:table-cell office:value-type="string" calcext:value-type="string">
            <text:p>Прикордонники разом з "Азовом" відбили спробу прориву на Маріуполь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34/</text:p>
          </table:table-cell>
          <table:table-cell office:value-type="string" calcext:value-type="string">
            <text:p>На Херсонщині затримали двох бойовиків "ДНР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31/</text:p>
          </table:table-cell>
          <table:table-cell office:value-type="string" calcext:value-type="string">
            <text:p>До Криму заслали ФСБшників із Красноярська, Волгограда і Соч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29/</text:p>
          </table:table-cell>
          <table:table-cell office:value-type="string" calcext:value-type="string">
            <text:p>Міліція впіймала підозрюваних у вбивстві мера Кременчу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30/</text:p>
          </table:table-cell>
          <table:table-cell office:value-type="string" calcext:value-type="string">
            <text:p>Рада проведе закрите засідання. Депутати збиратимуться лише по вівторках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2/487993/</text:p>
          </table:table-cell>
          <table:table-cell office:value-type="string" calcext:value-type="string">
            <text:p>"Нафтогаз" назвав умови, за яких віддасть гроші "Газпрому"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2/7036527/</text:p>
          </table:table-cell>
          <table:table-cell office:value-type="string" calcext:value-type="string">
            <text:p>У Криму створюють "антимайданні дружини"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2/7036526/</text:p>
          </table:table-cell>
          <table:table-cell office:value-type="string" calcext:value-type="string">
            <text:p>Парламент таки звільнив Шеремет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25/</text:p>
          </table:table-cell>
          <table:table-cell office:value-type="string" calcext:value-type="string">
            <text:p>На Донеччині без світла залишаються 130 населених пункт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24/</text:p>
          </table:table-cell>
          <table:table-cell office:value-type="string" calcext:value-type="string">
            <text:p>Ще 11 бійців вирвалися з оточення під Іловайськом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23/</text:p>
          </table:table-cell>
          <table:table-cell office:value-type="string" calcext:value-type="string">
            <text:p>Сили АТО продовжують утримувати Донецький аеропорт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21/</text:p>
          </table:table-cell>
          <table:table-cell office:value-type="string" calcext:value-type="string">
            <text:p>КамАЗи "путінського конвою" тепер забезпечують окупантів на Донбас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20/</text:p>
          </table:table-cell>
          <table:table-cell office:value-type="string" calcext:value-type="string">
            <text:p>Гелетей відзвітував перед Порошенком і керівництвом Ради у закритому режим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18/</text:p>
          </table:table-cell>
          <table:table-cell office:value-type="string" calcext:value-type="string">
            <text:p>За добу в зоні АТО загинули 15 військових, 49 - поранено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2/7036516/</text:p>
          </table:table-cell>
          <table:table-cell office:value-type="string" calcext:value-type="string">
            <text:p>"УДАР" піде на вибори з блоком Порошен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17/</text:p>
          </table:table-cell>
          <table:table-cell office:value-type="string" calcext:value-type="string">
            <text:p>МЗС РФ прокоментував курс Києва на вступ до НАТ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15/</text:p>
          </table:table-cell>
          <table:table-cell office:value-type="string" calcext:value-type="string">
            <text:p>Наступну Раду обиратимуть за старим законом, новий діятиме потім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14/</text:p>
          </table:table-cell>
          <table:table-cell office:value-type="string" calcext:value-type="string">
            <text:p>Дедалі менше росіян радіють через анексію Крим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08/</text:p>
          </table:table-cell>
          <table:table-cell office:value-type="string" calcext:value-type="string">
            <text:p>Російська армія може штурмувати Маріуполь з моря - Тимчу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09/</text:p>
          </table:table-cell>
          <table:table-cell office:value-type="string" calcext:value-type="string">
            <text:p>Нацгвардія зупинила наступ бойовиків на Комсомольське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06/</text:p>
          </table:table-cell>
          <table:table-cell office:value-type="string" calcext:value-type="string">
            <text:p>Рада не підтримала відставку міністра економік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2/487876/</text:p>
          </table:table-cell>
          <table:table-cell office:value-type="string" calcext:value-type="string">
            <text:p>Міненерго: Відключати світло будуть тільки населенн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504/</text:p>
          </table:table-cell>
          <table:table-cell office:value-type="string" calcext:value-type="string">
            <text:p>Рада дозволила постачати в Україну озброєння без мит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502/</text:p>
          </table:table-cell>
          <table:table-cell office:value-type="string" calcext:value-type="string">
            <text:p>30-а бригада з втратами вирвалася з оточення біля Луганська — журналіст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2/487862/</text:p>
          </table:table-cell>
          <table:table-cell office:value-type="string" calcext:value-type="string">
            <text:p>У Москві заарештували майно Коломойськог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98/</text:p>
          </table:table-cell>
          <table:table-cell office:value-type="string" calcext:value-type="string">
            <text:p>Депутати не підтримали пропозицію працювати лише по вівторках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2/487859/</text:p>
          </table:table-cell>
          <table:table-cell office:value-type="string" calcext:value-type="string">
            <text:p>Міжбанк відкрився доларом по 12,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96/</text:p>
          </table:table-cell>
          <table:table-cell office:value-type="string" calcext:value-type="string">
            <text:p>Наступниця Ештон просить ЄС визначитися із єдиною позицією щодо Україн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2/7025586/</text:p>
          </table:table-cell>
          <table:table-cell office:value-type="string" calcext:value-type="string">
            <text:p>Сікорські: Росія заплатить страшну ціну за агресію в Україні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2/7036494/</text:p>
          </table:table-cell>
          <table:table-cell office:value-type="string" calcext:value-type="string">
            <text:p>В АТО загинули 54 прикордонники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93/</text:p>
          </table:table-cell>
          <table:table-cell office:value-type="string" calcext:value-type="string">
            <text:p>Порошенко просить Раду звільнити сестру соратниці Януковича із ЦВК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492/</text:p>
          </table:table-cell>
          <table:table-cell office:value-type="string" calcext:value-type="string">
            <text:p>У Путіна визнали, що він погрожував "взяти Київ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91/</text:p>
          </table:table-cell>
          <table:table-cell office:value-type="string" calcext:value-type="string">
            <text:p>Росія відобразить війну в Україні у своїй воєнній доктри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90/</text:p>
          </table:table-cell>
          <table:table-cell office:value-type="string" calcext:value-type="string">
            <text:p>Населення заборгувало 11 мільярдів за комуналк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2/487827/</text:p>
          </table:table-cell>
          <table:table-cell office:value-type="string" calcext:value-type="string">
            <text:p>НБУ роз'яснив заборону на видачу валюти з карто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89/</text:p>
          </table:table-cell>
          <table:table-cell office:value-type="string" calcext:value-type="string">
            <text:p>Турчинов відкрив п'яту сесію, під Радою зібрався пікет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486/</text:p>
          </table:table-cell>
          <table:table-cell office:value-type="string" calcext:value-type="string">
            <text:p>Голова ОБСЄ каже, що в Україні може дійти до "похмурого сценарію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87/</text:p>
          </table:table-cell>
          <table:table-cell office:value-type="string" calcext:value-type="string">
            <text:p>Дипломат підтвердив слова Путіна про "завоювання Києва за два тижні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85/</text:p>
          </table:table-cell>
          <table:table-cell office:value-type="string" calcext:value-type="string">
            <text:p>Нацгвардійці відбили три атаки попри обман противника. Є загиблий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2/487827/</text:p>
          </table:table-cell>
          <table:table-cell office:value-type="string" calcext:value-type="string">
            <text:p>Нацбанк роз'яснив заборону на видачу валюти по картках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2/7036480/</text:p>
          </table:table-cell>
          <table:table-cell office:value-type="string" calcext:value-type="string">
            <text:p>Уночі в Донецьку тривали бо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2/7025584/</text:p>
          </table:table-cell>
          <table:table-cell office:value-type="string" calcext:value-type="string">
            <text:p>Експерти засудили план "групи Бойсто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78/</text:p>
          </table:table-cell>
          <table:table-cell office:value-type="string" calcext:value-type="string">
            <text:p>Тіла 183-х загиблих у збитому "Боїнгу" упізнані - ООН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2/7025581/</text:p>
          </table:table-cell>
          <table:table-cell office:value-type="string" calcext:value-type="string">
            <text:p>Кемерон пообіцяв завдати непоправної шкоди економіці Рос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476/</text:p>
          </table:table-cell>
          <table:table-cell office:value-type="string" calcext:value-type="string">
            <text:p>Батальйон "Прикарпаття" не дезертирував, він відновлює боєздатність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2/7036475/</text:p>
          </table:table-cell>
          <table:table-cell office:value-type="string" calcext:value-type="string">
            <text:p>Бойовики наступають, обстріляли колону медиків під Ленін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2/7036474/</text:p>
          </table:table-cell>
          <table:table-cell office:value-type="string" calcext:value-type="string">
            <text:p>Геращенко розповів, коли почалося вторгнення російських військ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2/7036473/</text:p>
          </table:table-cell>
          <table:table-cell office:value-type="string" calcext:value-type="string">
            <text:p>Виборчу систему поки не мінятимуть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703/</text:p>
          </table:table-cell>
          <table:table-cell office:value-type="string" calcext:value-type="string">
            <text:p>Чубаров закликав кримських татар бойкотувати "вибори" в Криму 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3/7037702/</text:p>
          </table:table-cell>
          <table:table-cell office:value-type="string" calcext:value-type="string">
            <text:p>В Одесі влаштували "Мегамарш вишиванок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1/</text:p>
          </table:table-cell>
          <table:table-cell office:value-type="string" calcext:value-type="string">
            <text:p>Луценко покритикував Яценюка і пообіцяв показати усі декларації блоку Порошен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0/</text:p>
          </table:table-cell>
          <table:table-cell office:value-type="string" calcext:value-type="string">
            <text:p>"Газпром" не пояснює Європі, чому знизив поставки газу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699/</text:p>
          </table:table-cell>
          <table:table-cell office:value-type="string" calcext:value-type="string">
            <text:p>Клімкін: Росія шантажує ЄС через євроінтеграцію України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69/</text:p>
          </table:table-cell>
          <table:table-cell office:value-type="string" calcext:value-type="string">
            <text:p>Financial Times розкрила деталі нових санкцій проти РФ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713/</text:p>
          </table:table-cell>
          <table:table-cell office:value-type="string" calcext:value-type="string">
            <text:p>Міноборони РФ: Рішення Франції неприємне, але не трагічне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life.pravda.com.ua/society/2014/09/3/179624/</text:p>
          </table:table-cell>
          <table:table-cell office:value-type="string" calcext:value-type="string">
            <text:p>У Донецьку звільнено трьох освітян за перехід на бік "ДНР"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3/7036712/</text:p>
          </table:table-cell>
          <table:table-cell office:value-type="string" calcext:value-type="string">
            <text:p>У "ДНР" назвали умову припинення вогн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3/488627/</text:p>
          </table:table-cell>
          <table:table-cell office:value-type="string" calcext:value-type="string">
            <text:p>Офіційне введення військ РФ в Україну зупинить транзит газу до Європи - експерт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709/</text:p>
          </table:table-cell>
          <table:table-cell office:value-type="string" calcext:value-type="string">
            <text:p>Командування покинуло один зі підрозділів в зоні АТО –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68/</text:p>
          </table:table-cell>
          <table:table-cell office:value-type="string" calcext:value-type="string">
            <text:p>Німеччина відмовилася лікувати найважче поранених військовослужбовц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707/</text:p>
          </table:table-cell>
          <table:table-cell office:value-type="string" calcext:value-type="string">
            <text:p>Порошенко розраховує, що домовленість з Путіним сприятиме переговорам в Мінськ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3/7025667/</text:p>
          </table:table-cell>
          <table:table-cell office:value-type="string" calcext:value-type="string">
            <text:p>Грузія отримає на саміті НАТО сигнал та програму "в контексті членства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705/</text:p>
          </table:table-cell>
          <table:table-cell office:value-type="string" calcext:value-type="string">
            <text:p>Медведєв хоче, щоб Україна купувала російський газ по 385 долар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704/</text:p>
          </table:table-cell>
          <table:table-cell office:value-type="string" calcext:value-type="string">
            <text:p>ОБСЄ підтвердила обстріл української території з боку РФ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703/</text:p>
          </table:table-cell>
          <table:table-cell office:value-type="string" calcext:value-type="string">
            <text:p>Сумщина будує захисний рів на кордоні з Росіє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702/</text:p>
          </table:table-cell>
          <table:table-cell office:value-type="string" calcext:value-type="string">
            <text:p>У ЦВК кажуть, що грошей на вибори "катастрофічно не вистачає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701/</text:p>
          </table:table-cell>
          <table:table-cell office:value-type="string" calcext:value-type="string">
            <text:p>Німеччина готова сприяти припиненню вогню в Україні - Штайнмайєр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700/</text:p>
          </table:table-cell>
          <table:table-cell office:value-type="string" calcext:value-type="string">
            <text:p>Франція призупиняє поставку Росії першого "Містралю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3/488613/</text:p>
          </table:table-cell>
          <table:table-cell office:value-type="string" calcext:value-type="string">
            <text:p>Кабмін призначив в. о. міністра економіки Максют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98/</text:p>
          </table:table-cell>
          <table:table-cell office:value-type="string" calcext:value-type="string">
            <text:p>Меркель блокувала рішення НАТО проти Путіна - Der Spiege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97/</text:p>
          </table:table-cell>
          <table:table-cell office:value-type="string" calcext:value-type="string">
            <text:p>Військовий засвітив участь російської армії в боях під Іловайськом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96/</text:p>
          </table:table-cell>
          <table:table-cell office:value-type="string" calcext:value-type="string">
            <text:p>Порошенко надіється, що про мир на Донбасі домовляться вже в п’ятниц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95/</text:p>
          </table:table-cell>
          <table:table-cell office:value-type="string" calcext:value-type="string">
            <text:p>У Маріуполі створили свій батальйон територіальної оборон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93/</text:p>
          </table:table-cell>
          <table:table-cell office:value-type="string" calcext:value-type="string">
            <text:p>Яценюк заявив, що жодному плану Путіна не можна вірит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92/</text:p>
          </table:table-cell>
          <table:table-cell office:value-type="string" calcext:value-type="string">
            <text:p>Мін'юст вимагатиме компенсації збитків від РФ як держави-​​агресор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91/</text:p>
          </table:table-cell>
          <table:table-cell office:value-type="string" calcext:value-type="string">
            <text:p>Бойовики збираються фільтрувати мешканців Донбас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56/</text:p>
          </table:table-cell>
          <table:table-cell office:value-type="string" calcext:value-type="string">
            <text:p>Нові санкції ЄС зачеплять російські капітали та оборону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88/</text:p>
          </table:table-cell>
          <table:table-cell office:value-type="string" calcext:value-type="string">
            <text:p>Тарута вважає, що потрібно ввести військовий стан та скасувати вибор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86/</text:p>
          </table:table-cell>
          <table:table-cell office:value-type="string" calcext:value-type="string">
            <text:p>У Меркель не бачать підстав відмовлятись від нових санкцій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87/</text:p>
          </table:table-cell>
          <table:table-cell office:value-type="string" calcext:value-type="string">
            <text:p>Блок Порошенка має найбільший електоральний рейтинг - опитува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84/</text:p>
          </table:table-cell>
          <table:table-cell office:value-type="string" calcext:value-type="string">
            <text:p>Обама: Російські військові воюють в Україні, це можна довест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83/</text:p>
          </table:table-cell>
          <table:table-cell office:value-type="string" calcext:value-type="string">
            <text:p>Апеляційний суд відмовився скоротити судді Зваричу термін ув'язне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81/</text:p>
          </table:table-cell>
          <table:table-cell office:value-type="string" calcext:value-type="string">
            <text:p>Росія може дозволити собі "превентивний ядерний удар по США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82/</text:p>
          </table:table-cell>
          <table:table-cell office:value-type="string" calcext:value-type="string">
            <text:p>Комбат "Прикарпаття" стверджує, що йому намагаються приписати втрату 14 БТР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3/488598/</text:p>
          </table:table-cell>
          <table:table-cell office:value-type="string" calcext:value-type="string">
            <text:p>Міжбанк закрився доларом по 12,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78/</text:p>
          </table:table-cell>
          <table:table-cell office:value-type="string" calcext:value-type="string">
            <text:p>Бійці під Дебальцевим бояться, що можуть потрапити в "котел" - джерел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76/</text:p>
          </table:table-cell>
          <table:table-cell office:value-type="string" calcext:value-type="string">
            <text:p>У Запоріжжя доставили 87 тіл бійців, загиблих під Іловайськом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75/</text:p>
          </table:table-cell>
          <table:table-cell office:value-type="string" calcext:value-type="string">
            <text:p>Завод Малишева готує для АТО 10 нових танк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74/</text:p>
          </table:table-cell>
          <table:table-cell office:value-type="string" calcext:value-type="string">
            <text:p>Прокуратура взялася за батальйон "Прикарпаття", який покинув зону АТ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48/</text:p>
          </table:table-cell>
          <table:table-cell office:value-type="string" calcext:value-type="string">
            <text:p>Єврокомісар: Брехня Путіна поза межами моїх уявлень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70/</text:p>
          </table:table-cell>
          <table:table-cell office:value-type="string" calcext:value-type="string">
            <text:p>ПУТІН РОЗПОВІВ, ЯКИЙ ПЛАН ЗАПРОПОНУВАВ ПОРОШЕНК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69/</text:p>
          </table:table-cell>
          <table:table-cell office:value-type="string" calcext:value-type="string">
            <text:p>За фактом зникнення російського журналіста Стеніна відкрито справ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68/</text:p>
          </table:table-cell>
          <table:table-cell office:value-type="string" calcext:value-type="string">
            <text:p>Путін хоче надіслати на Донбас ремонтні бригад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67/</text:p>
          </table:table-cell>
          <table:table-cell office:value-type="string" calcext:value-type="string">
            <text:p>Путін розповів, коли його бойовикам і Києву слід домовитися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72/</text:p>
          </table:table-cell>
          <table:table-cell office:value-type="string" calcext:value-type="string">
            <text:p>Україна готує нові позови і санкції проти Росії - уряд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59/</text:p>
          </table:table-cell>
          <table:table-cell office:value-type="string" calcext:value-type="string">
            <text:p>Кремль почав нову інформаційну атаку на Україну - експерт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58/</text:p>
          </table:table-cell>
          <table:table-cell office:value-type="string" calcext:value-type="string">
            <text:p>Кабмін перевірятиме реальні статки держслубовц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57/</text:p>
          </table:table-cell>
          <table:table-cell office:value-type="string" calcext:value-type="string">
            <text:p>Російські десантники у формі "Беркута" захоплювали Крим, дехто тепер на Донбас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56/</text:p>
          </table:table-cell>
          <table:table-cell office:value-type="string" calcext:value-type="string">
            <text:p>Постачання електрики до Криму можуть повністю припинит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55/</text:p>
          </table:table-cell>
          <table:table-cell office:value-type="string" calcext:value-type="string">
            <text:p>Прокуратура забрала у чиновників премії, нараховані за антимайдан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53/</text:p>
          </table:table-cell>
          <table:table-cell office:value-type="string" calcext:value-type="string">
            <text:p>Україна купить вугілля для своїх ТЕС у Південної Африк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3/488522/</text:p>
          </table:table-cell>
          <table:table-cell office:value-type="string" calcext:value-type="string">
            <text:p>Нацбанк підвищив офіційний курс гривні ще на 47 копійок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47/</text:p>
          </table:table-cell>
          <table:table-cell office:value-type="string" calcext:value-type="string">
            <text:p>Яценюк: Залежність України від Росії зменшується щод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48/</text:p>
          </table:table-cell>
          <table:table-cell office:value-type="string" calcext:value-type="string">
            <text:p>Замовника вбивства мера Кременчука затримал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50/</text:p>
          </table:table-cell>
          <table:table-cell office:value-type="string" calcext:value-type="string">
            <text:p>Обама: Припинення вогню не може бути, доки РФ підтримує бойовик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45/</text:p>
          </table:table-cell>
          <table:table-cell office:value-type="string" calcext:value-type="string">
            <text:p>РНБО: В Маріуполі бойовики намагаються сіяти панік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3/488507/</text:p>
          </table:table-cell>
          <table:table-cell office:value-type="string" calcext:value-type="string">
            <text:p>На відновлення Донбасу вже потрібно $8 млрд - Яценю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43/</text:p>
          </table:table-cell>
          <table:table-cell office:value-type="string" calcext:value-type="string">
            <text:p>Аваков каже, що рейд на Маріуполь буде нелегким і безуспішним для РФ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42/</text:p>
          </table:table-cell>
          <table:table-cell office:value-type="string" calcext:value-type="string">
            <text:p>Яценюк пропонує нову оборонну доктрину Україн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41/</text:p>
          </table:table-cell>
          <table:table-cell office:value-type="string" calcext:value-type="string">
            <text:p>Пентагон нарахував в Україні декілька тисяч російських військових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40/</text:p>
          </table:table-cell>
          <table:table-cell office:value-type="string" calcext:value-type="string">
            <text:p>РНБО: Російські найманці грабують шахти та намагаються "націоналізувати" майн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39/</text:p>
          </table:table-cell>
          <table:table-cell office:value-type="string" calcext:value-type="string">
            <text:p>У США та ЄС готові допомагати Україні, навіть якщо це не подобається Рос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38/</text:p>
          </table:table-cell>
          <table:table-cell office:value-type="string" calcext:value-type="string">
            <text:p>Україна починає будувати "стіну" на кордоні з Росіє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champion.com.ua/football/2014/09/3/582278/</text:p>
          </table:table-cell>
          <table:table-cell office:value-type="string" calcext:value-type="string">
            <text:p>УЄФА покарав шотландців за прапор Палестини, а Росію за символіку ДНР - 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33/</text:p>
          </table:table-cell>
          <table:table-cell office:value-type="string" calcext:value-type="string">
            <text:p>РНБО оприлюднило відео з російською технікою на Луганщи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34/</text:p>
          </table:table-cell>
          <table:table-cell office:value-type="string" calcext:value-type="string">
            <text:p>Путін стягнув до кордону України близько 10 тисяч вояків - СШ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32/</text:p>
          </table:table-cell>
          <table:table-cell office:value-type="string" calcext:value-type="string">
            <text:p>Обама порівняв російську агресію з нацизмом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26/</text:p>
          </table:table-cell>
          <table:table-cell office:value-type="string" calcext:value-type="string">
            <text:p>У Щасті бойовикам не дали здійснити теракт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25/</text:p>
          </table:table-cell>
          <table:table-cell office:value-type="string" calcext:value-type="string">
            <text:p>У Порошенка уточнили, про що домовилися з Путіним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23/</text:p>
          </table:table-cell>
          <table:table-cell office:value-type="string" calcext:value-type="string">
            <text:p>Військовий прокурор: Перемога під Іловайськом була за півкрок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38/</text:p>
          </table:table-cell>
          <table:table-cell office:value-type="string" calcext:value-type="string">
            <text:p>5 країн на саміті НАТО отримають новий статус - ЗМ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3/488491/</text:p>
          </table:table-cell>
          <table:table-cell office:value-type="string" calcext:value-type="string">
            <text:p>Австралія призупинила постачання урану до Рос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21/</text:p>
          </table:table-cell>
          <table:table-cell office:value-type="string" calcext:value-type="string">
            <text:p>У Путіна відхрещуються від домовленості з Порошенком: РФ не воює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20/</text:p>
          </table:table-cell>
          <table:table-cell office:value-type="string" calcext:value-type="string">
            <text:p>У "ДНР" заявляють, що не припинять вогонь, "поки на Донбасі карателі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19/</text:p>
          </table:table-cell>
          <table:table-cell office:value-type="string" calcext:value-type="string">
            <text:p>Власенко запропонував ліквідувати Печерський суд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kiev.pravda.com.ua/news/5406d21017807/</text:p>
          </table:table-cell>
          <table:table-cell office:value-type="string" calcext:value-type="string">
            <text:p>Ремонт Хрещатика обійшовся у 10 мільйонів - Кличко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16/</text:p>
          </table:table-cell>
          <table:table-cell office:value-type="string" calcext:value-type="string">
            <text:p>Місто Щастя на Луганщині масовано обстрілял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15/</text:p>
          </table:table-cell>
          <table:table-cell office:value-type="string" calcext:value-type="string">
            <text:p>Сікорські вважає, що ЄС має змусити Путіна поважати правил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3/7025635/</text:p>
          </table:table-cell>
          <table:table-cell office:value-type="string" calcext:value-type="string">
            <text:p>Польща припинила слідство у справі перевезення бронежилетів українцем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13/</text:p>
          </table:table-cell>
          <table:table-cell office:value-type="string" calcext:value-type="string">
            <text:p>У районі Сніжного знищили понад 100 бойовиків - прес-центр А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3/488465/</text:p>
          </table:table-cell>
          <table:table-cell office:value-type="string" calcext:value-type="string">
            <text:p>Окупанти Криму націоналізувала газопроводи і 28 ринк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10/</text:p>
          </table:table-cell>
          <table:table-cell office:value-type="string" calcext:value-type="string">
            <text:p>СБУ затримала бойовика "ЛНР", що складав списки "неблагонадійних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09/</text:p>
          </table:table-cell>
          <table:table-cell office:value-type="string" calcext:value-type="string">
            <text:p>Порошенко і Путін домовилися про "постійне припинення вогню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08/</text:p>
          </table:table-cell>
          <table:table-cell office:value-type="string" calcext:value-type="string">
            <text:p>Сікорські нагадує Заходу, що він гарантував Україні недоторканість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07/</text:p>
          </table:table-cell>
          <table:table-cell office:value-type="string" calcext:value-type="string">
            <text:p>Відступаючи від аеродрому Луганська, сили АТО знищили 100 бойовик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06/</text:p>
          </table:table-cell>
          <table:table-cell office:value-type="string" calcext:value-type="string">
            <text:p>Вночі у чотирьох районах Донецька лунали вибух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31/</text:p>
          </table:table-cell>
          <table:table-cell office:value-type="string" calcext:value-type="string">
            <text:p>Австралія передасть Україні несмертельну збро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605/</text:p>
          </table:table-cell>
          <table:table-cell office:value-type="string" calcext:value-type="string">
            <text:p>СБУ називає поширення SMS-вірусу диверсією Росії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28/</text:p>
          </table:table-cell>
          <table:table-cell office:value-type="string" calcext:value-type="string">
            <text:p>Чехія хоче підправити нові санкцій ЄС проти Рос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3/7036601/</text:p>
          </table:table-cell>
          <table:table-cell office:value-type="string" calcext:value-type="string">
            <text:p>Смерть російського журналіста на Донбасі підтвердили. МЗС РФ обурений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3/7025627/</text:p>
          </table:table-cell>
          <table:table-cell office:value-type="string" calcext:value-type="string">
            <text:p>Україна просить США й НАТО надіслати на Донбас військову авіацію – ЗМ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598/</text:p>
          </table:table-cell>
          <table:table-cell office:value-type="string" calcext:value-type="string">
            <text:p>Путін і Порошенко поговорили – точки зору в чомусь співпали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3/7025626/</text:p>
          </table:table-cell>
          <table:table-cell office:value-type="string" calcext:value-type="string">
            <text:p>Країни НАТО проведуть навчання на заході України - ЗМ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596/</text:p>
          </table:table-cell>
          <table:table-cell office:value-type="string" calcext:value-type="string">
            <text:p>Ситуацію під Іловайськом ретельно розслідують - Семенченк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595/</text:p>
          </table:table-cell>
          <table:table-cell office:value-type="string" calcext:value-type="string">
            <text:p>Україна ліквідувала групу щодо взаємодії з Митним cоюзом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3/7036594/</text:p>
          </table:table-cell>
          <table:table-cell office:value-type="string" calcext:value-type="string">
            <text:p>Супротивник контролює фактично весь південь Луганської області - Тимчу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703/</text:p>
          </table:table-cell>
          <table:table-cell office:value-type="string" calcext:value-type="string">
            <text:p>Чубаров закликав кримських татар бойкотувати "вибори" в Криму 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3/7037702/</text:p>
          </table:table-cell>
          <table:table-cell office:value-type="string" calcext:value-type="string">
            <text:p>В Одесі влаштували "Мегамарш вишиванок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1/</text:p>
          </table:table-cell>
          <table:table-cell office:value-type="string" calcext:value-type="string">
            <text:p>Луценко покритикував Яценюка і пообіцяв показати усі декларації блоку Порошен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0/</text:p>
          </table:table-cell>
          <table:table-cell office:value-type="string" calcext:value-type="string">
            <text:p>"Газпром" не пояснює Європі, чому знизив поставки газу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699/</text:p>
          </table:table-cell>
          <table:table-cell office:value-type="string" calcext:value-type="string">
            <text:p>Клімкін: Росія шантажує ЄС через євроінтеграцію України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29/</text:p>
          </table:table-cell>
          <table:table-cell office:value-type="string" calcext:value-type="string">
            <text:p>Порошенко ставиться до зустрічі в Мінську з "обережним оптимізмом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4/488869/</text:p>
          </table:table-cell>
          <table:table-cell office:value-type="string" calcext:value-type="string">
            <text:p>Мінфін продав "військові" облігації на 21,4 мільйон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27/</text:p>
          </table:table-cell>
          <table:table-cell office:value-type="string" calcext:value-type="string">
            <text:p>Країни-члени НАТО готові надати Україні 15 мільйонів євр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26/</text:p>
          </table:table-cell>
          <table:table-cell office:value-type="string" calcext:value-type="string">
            <text:p>Покинутий підрозділ АТО вийшов з-під обстрілу без втрат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4/7025711/</text:p>
          </table:table-cell>
          <table:table-cell office:value-type="string" calcext:value-type="string">
            <text:p>Генсек НАТО: ми ніколи не визнаємо анексію Криму, потрібні жорсткіші санкц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24/</text:p>
          </table:table-cell>
          <table:table-cell office:value-type="string" calcext:value-type="string">
            <text:p>Питання членства України в НАТО буде поставлене після реформ – Порошенк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23/</text:p>
          </table:table-cell>
          <table:table-cell office:value-type="string" calcext:value-type="string">
            <text:p>Україна досягла домовленостей щодо постачання високоточної зброї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/news/2014/09/4/7036822/</text:p>
          </table:table-cell>
          <table:table-cell office:value-type="string" calcext:value-type="string">
            <text:p>Працівників кримського "Центру журналістських розслідувань" викликають в ФСБ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21/</text:p>
          </table:table-cell>
          <table:table-cell office:value-type="string" calcext:value-type="string">
            <text:p>Представники Партії регіонів будуть в окружкомах на виборах до Рад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19/</text:p>
          </table:table-cell>
          <table:table-cell office:value-type="string" calcext:value-type="string">
            <text:p>Російський виробник "Градів" бере кредит майже на 25 мільйон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4/488871/</text:p>
          </table:table-cell>
          <table:table-cell office:value-type="string" calcext:value-type="string">
            <text:p>Кабмін ліквідував НАК "Енергетична компанія України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17/</text:p>
          </table:table-cell>
          <table:table-cell office:value-type="string" calcext:value-type="string">
            <text:p>У Миколаєві сотні людей мітингували проти російської агрес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16/</text:p>
          </table:table-cell>
          <table:table-cell office:value-type="string" calcext:value-type="string">
            <text:p>У Краматорську перекинулася українська бронемашина. Є жертв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4/488862/</text:p>
          </table:table-cell>
          <table:table-cell office:value-type="string" calcext:value-type="string">
            <text:p>Туреччина збирається відновити переговори щодо ЗВТ з Україно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14/</text:p>
          </table:table-cell>
          <table:table-cell office:value-type="string" calcext:value-type="string">
            <text:p>Суд не дозволив зносити Леніна у Скадовську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/news/2014/09/4/7036813/</text:p>
          </table:table-cell>
          <table:table-cell office:value-type="string" calcext:value-type="string">
            <text:p>У медіацентрі АТО заявили, що росіяни стягують до Маріуполя "Гради". А потім спростували цю інформаці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4/7025707/</text:p>
          </table:table-cell>
          <table:table-cell office:value-type="string" calcext:value-type="string">
            <text:p>Керівництво НАТО не звертатиметься до членів щодо допомоги Києв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11/</text:p>
          </table:table-cell>
          <table:table-cell office:value-type="string" calcext:value-type="string">
            <text:p>Олланд заявив, що Франція не скасовує контракт із Росією про "Містралі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10/</text:p>
          </table:table-cell>
          <table:table-cell office:value-type="string" calcext:value-type="string">
            <text:p>СБУ створила центр допомоги у питаннях звільнення полонених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808/</text:p>
          </table:table-cell>
          <table:table-cell office:value-type="string" calcext:value-type="string">
            <text:p>Проросійські бойовики знищили передовий блокпост "Азова" під Широкін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09/</text:p>
          </table:table-cell>
          <table:table-cell office:value-type="string" calcext:value-type="string">
            <text:p>Мер Полтави, якого звинувачують у корупції, втік із зали суд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05/</text:p>
          </table:table-cell>
          <table:table-cell office:value-type="string" calcext:value-type="string">
            <text:p>Росія посилила обстріли української території - РНБО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4/7036804/</text:p>
          </table:table-cell>
          <table:table-cell office:value-type="string" calcext:value-type="string">
            <text:p>У київському метро заборонили відеозйомк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kiev.pravda.com.ua/news/540872d04fe5f/</text:p>
          </table:table-cell>
          <table:table-cell office:value-type="string" calcext:value-type="string">
            <text:p>У Києві заборонили феєрверк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802/</text:p>
          </table:table-cell>
          <table:table-cell office:value-type="string" calcext:value-type="string">
            <text:p>Киянам обіцяють повернути гарячу воду до кінця тиж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4/488819/</text:p>
          </table:table-cell>
          <table:table-cell office:value-type="string" calcext:value-type="string">
            <text:p>Україна отримала другий транш від МВФ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98/</text:p>
          </table:table-cell>
          <table:table-cell office:value-type="string" calcext:value-type="string">
            <text:p>Порошенко про підтримку НАТО: Це - саме те, чого ми чекали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/news/2014/09/4/7036801/</text:p>
          </table:table-cell>
          <table:table-cell office:value-type="string" calcext:value-type="string">
            <text:p>Унаслідок обстрілу із території Росії загинули щонайменше 15 сумських артилеристів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/news/2014/09/4/7036796/</text:p>
          </table:table-cell>
          <table:table-cell office:value-type="string" calcext:value-type="string">
            <text:p>Депутат Держдуми придумав, як захистити російський інтернет від "відключення" Америко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4/488814/</text:p>
          </table:table-cell>
          <table:table-cell office:value-type="string" calcext:value-type="string">
            <text:p>Гривня закрила міжбанк на позначці 13,1 за долар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94/</text:p>
          </table:table-cell>
          <table:table-cell office:value-type="string" calcext:value-type="string">
            <text:p>У Миколаєві сепаратисти палили автівки патріот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4/488789/</text:p>
          </table:table-cell>
          <table:table-cell office:value-type="string" calcext:value-type="string">
            <text:p>НБУ: Валюту з рахунку можна отримати через кас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92/</text:p>
          </table:table-cell>
          <table:table-cell office:value-type="string" calcext:value-type="string">
            <text:p>Порошенко допускає рішення про двостороннє припинення вогн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91/</text:p>
          </table:table-cell>
          <table:table-cell office:value-type="string" calcext:value-type="string">
            <text:p>Офіцер НАТО: В Україні перебуває кількатисячне військо Рос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88/</text:p>
          </table:table-cell>
          <table:table-cell office:value-type="string" calcext:value-type="string">
            <text:p>Лаврову не подобається, що Ярош "ображає" Порошенк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87/</text:p>
          </table:table-cell>
          <table:table-cell office:value-type="string" calcext:value-type="string">
            <text:p>Спецслужби РФ реєструють фейкові блоги, аби сіяти паніку в Україні – СБУ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4/7036785/</text:p>
          </table:table-cell>
          <table:table-cell office:value-type="string" calcext:value-type="string">
            <text:p>Порошенко дав Суркісу орден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86/</text:p>
          </table:table-cell>
          <table:table-cell office:value-type="string" calcext:value-type="string">
            <text:p>У Луганську понад місяць немає води, світла й зв'язку, а стрілянина триває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84/</text:p>
          </table:table-cell>
          <table:table-cell office:value-type="string" calcext:value-type="string">
            <text:p>Лавров готовий пояснити, що саме запропонував Путін Донбас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82/</text:p>
          </table:table-cell>
          <table:table-cell office:value-type="string" calcext:value-type="string">
            <text:p>Бойовики вийшли з Новоазовська для розвідки. До Маріуполя не дійшл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80/</text:p>
          </table:table-cell>
          <table:table-cell office:value-type="string" calcext:value-type="string">
            <text:p>Оточеному батальйону "Київська Русь" дали наказ відступати – джерел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4/488783/</text:p>
          </table:table-cell>
          <table:table-cell office:value-type="string" calcext:value-type="string">
            <text:p>Коломойський оскаржив арешт офісу в Москв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78/</text:p>
          </table:table-cell>
          <table:table-cell office:value-type="string" calcext:value-type="string">
            <text:p>Порошенко пропонує депутатам створити антикорупційне бюр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77/</text:p>
          </table:table-cell>
          <table:table-cell office:value-type="string" calcext:value-type="string">
            <text:p>На Дніпропетровщині бойовики "ДНР" вбили прокурора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4/488777/</text:p>
          </table:table-cell>
          <table:table-cell office:value-type="string" calcext:value-type="string">
            <text:p>Україна планує накопичити 17,2 мільярда кубів газу в ПСГ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74/</text:p>
          </table:table-cell>
          <table:table-cell office:value-type="string" calcext:value-type="string">
            <text:p>Жителі Бердянська готуються до оборони міста від російської армії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71/</text:p>
          </table:table-cell>
          <table:table-cell office:value-type="string" calcext:value-type="string">
            <text:p>Рада створила ТСК щодо подій під Іловайськом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70/</text:p>
          </table:table-cell>
          <table:table-cell office:value-type="string" calcext:value-type="string">
            <text:p>Турчинов ініціюватиме воєнний стан, якщо мирний план не спрацює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69/</text:p>
          </table:table-cell>
          <table:table-cell office:value-type="string" calcext:value-type="string">
            <text:p>Сікорські: Слабкість України стала "запрошенням" для агресор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67/</text:p>
          </table:table-cell>
          <table:table-cell office:value-type="string" calcext:value-type="string">
            <text:p>У Раді збирають підписи за запровадження воєнного стан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4/488755/</text:p>
          </table:table-cell>
          <table:table-cell office:value-type="string" calcext:value-type="string">
            <text:p>Українців хочуть штрафувати за комунальні борг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65/</text:p>
          </table:table-cell>
          <table:table-cell office:value-type="string" calcext:value-type="string">
            <text:p>У РНБО побоюються, що російські війська перейдуть у наступ на Донбас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4/7025695/</text:p>
          </table:table-cell>
          <table:table-cell office:value-type="string" calcext:value-type="string">
            <text:p>Порошенко в Уельсі розпочав зустріч зі світовими лідерами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4/7036763/</text:p>
          </table:table-cell>
          <table:table-cell office:value-type="string" calcext:value-type="string">
            <text:p>Расмуссен: Росія атакує Україн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62/</text:p>
          </table:table-cell>
          <table:table-cell office:value-type="string" calcext:value-type="string">
            <text:p>Росія заявила про готовність другого "гумконвою" до відправки в Україн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life.pravda.com.ua/society/2014/09/4/179716/</text:p>
          </table:table-cell>
          <table:table-cell office:value-type="string" calcext:value-type="string">
            <text:p>П'ятниця буде безхмарною і теплою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/news/2014/09/4/7036759/</text:p>
          </table:table-cell>
          <table:table-cell office:value-type="string" calcext:value-type="string">
            <text:p>РНБО: Російські найманці пропонують жителям Торезу міняти громадянство за грош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4/7025690/</text:p>
          </table:table-cell>
          <table:table-cell office:value-type="string" calcext:value-type="string">
            <text:p>В НАТО готуються до сценарію "захисту росіян" Кремлем у країнах Балт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56/</text:p>
          </table:table-cell>
          <table:table-cell office:value-type="string" calcext:value-type="string">
            <text:p>Мінекономіки про вибори: Будемо якось викручуватись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4/7036754/</text:p>
          </table:table-cell>
          <table:table-cell office:value-type="string" calcext:value-type="string">
            <text:p>Чорновол стала радником Аваков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53/</text:p>
          </table:table-cell>
          <table:table-cell office:value-type="string" calcext:value-type="string">
            <text:p>У захопленому Новоазовську міняють керівництв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52/</text:p>
          </table:table-cell>
          <table:table-cell office:value-type="string" calcext:value-type="string">
            <text:p>У зоні АТО уже загинули 837 військових - РНБ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51/</text:p>
          </table:table-cell>
          <table:table-cell office:value-type="string" calcext:value-type="string">
            <text:p>Вибори у Раду виграє або партія, або блок Порошен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4/488745/</text:p>
          </table:table-cell>
          <table:table-cell office:value-type="string" calcext:value-type="string">
            <text:p>НБУ в четвер проведе аукціон з продажу валют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47/</text:p>
          </table:table-cell>
          <table:table-cell office:value-type="string" calcext:value-type="string">
            <text:p>СБУ наполягає на створенні єдиного центру інформації про загиблих і поранених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46/</text:p>
          </table:table-cell>
          <table:table-cell office:value-type="string" calcext:value-type="string">
            <text:p>Україна і НАТО вирішили документально закріпити посилення військової співпраці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4/7036745/</text:p>
          </table:table-cell>
          <table:table-cell office:value-type="string" calcext:value-type="string">
            <text:p>Суд арештував комбата "Прикарпаття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44/</text:p>
          </table:table-cell>
          <table:table-cell office:value-type="string" calcext:value-type="string">
            <text:p>До вторгнення російських військ сили АТО були готові брати Донецьк та Лугансь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kiev.pravda.com.ua/news/540825b0081f0/</text:p>
          </table:table-cell>
          <table:table-cell office:value-type="string" calcext:value-type="string">
            <text:p>У Київраді влаштували бійку через земельні пита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42/</text:p>
          </table:table-cell>
          <table:table-cell office:value-type="string" calcext:value-type="string">
            <text:p>Тимошенко: План Путіна - це перетворення України на Придністров'я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41/</text:p>
          </table:table-cell>
          <table:table-cell office:value-type="string" calcext:value-type="string">
            <text:p>Росія готує солдатів на Маріуполь, вони відмовляються - активіст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4/7025684/</text:p>
          </table:table-cell>
          <table:table-cell office:value-type="string" calcext:value-type="string">
            <text:p>ЗМІ: Чехія може заблокувати частину санкцій проти РФ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39/</text:p>
          </table:table-cell>
          <table:table-cell office:value-type="string" calcext:value-type="string">
            <text:p>У Держдумі звинувачують Google в "підривній діяльності" проти Росі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38/</text:p>
          </table:table-cell>
          <table:table-cell office:value-type="string" calcext:value-type="string">
            <text:p>Батальйон "Київська Русь" потрапив у оточення під Дебальцевим - джерел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37/</text:p>
          </table:table-cell>
          <table:table-cell office:value-type="string" calcext:value-type="string">
            <text:p>Батальйон "Київ-12" розгромили зі "Смерчу" – бійців відвели. Є загиблі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36/</text:p>
          </table:table-cell>
          <table:table-cell office:value-type="string" calcext:value-type="string">
            <text:p>Суд знову переніс розгляд позову про заборону КП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35/</text:p>
          </table:table-cell>
          <table:table-cell office:value-type="string" calcext:value-type="string">
            <text:p>Прокуратура проаналізує причини поразки при Іловайськ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kyiv.pravda.com.ua/news/5407fc12976e9/</text:p>
          </table:table-cell>
          <table:table-cell office:value-type="string" calcext:value-type="string">
            <text:p>Третина депутатів Київради вже націлилися на Верховну Раду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4/7036732/</text:p>
          </table:table-cell>
          <table:table-cell office:value-type="string" calcext:value-type="string">
            <text:p>Депутати зібралися за зачиненими дверима і розглянуть три блоки питань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30/</text:p>
          </table:table-cell>
          <table:table-cell office:value-type="string" calcext:value-type="string">
            <text:p>Росія не втрачає надії отримати французькі "Містралі"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4/7036728/</text:p>
          </table:table-cell>
          <table:table-cell office:value-type="string" calcext:value-type="string">
            <text:p>Донецьк знову залишився без вод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4/7025677/</text:p>
          </table:table-cell>
          <table:table-cell office:value-type="string" calcext:value-type="string">
            <text:p>Обама й Кемерон обіцяють підтримку Україн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24/</text:p>
          </table:table-cell>
          <table:table-cell office:value-type="string" calcext:value-type="string">
            <text:p>За ніч сили АТО убили понад 120 бойовиків – прес-центр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4/7025678/</text:p>
          </table:table-cell>
          <table:table-cell office:value-type="string" calcext:value-type="string">
            <text:p>Плану Путіна щодо Донбасу бракує важливих моментів - держдеп СШ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22/</text:p>
          </table:table-cell>
          <table:table-cell office:value-type="string" calcext:value-type="string">
            <text:p>Порошенко відбув на саміт НАТО, де матиме багато зустрічей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champion.com.ua/autosport/2014/09/4/582383/</text:p>
          </table:table-cell>
          <table:table-cell office:value-type="string" calcext:value-type="string">
            <text:p>Етап Формули-1 в Сочі можуть скасувати через воєнну агресію Путін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20/</text:p>
          </table:table-cell>
          <table:table-cell office:value-type="string" calcext:value-type="string">
            <text:p>Геращенко: Під Іловайськом загинули 13 добровольців, ще 10 щезл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4/7025672/</text:p>
          </table:table-cell>
          <table:table-cell office:value-type="string" calcext:value-type="string">
            <text:p>США планують санкції проти російської енергетик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4/7036717/</text:p>
          </table:table-cell>
          <table:table-cell office:value-type="string" calcext:value-type="string">
            <text:p>Тимчук: бойовики знизили активність, а росіяни наростил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4/7025671/</text:p>
          </table:table-cell>
          <table:table-cell office:value-type="string" calcext:value-type="string">
            <text:p>НАТО: Україна не хотіла зближуватися, та Путін робить все, щоб це відбулос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3/</text:p>
          </table:table-cell>
          <table:table-cell office:value-type="string" calcext:value-type="string">
            <text:p>Чубаров закликав кримських татар бойкотувати "вибори" в Криму 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3/7037702/</text:p>
          </table:table-cell>
          <table:table-cell office:value-type="string" calcext:value-type="string">
            <text:p>В Одесі влаштували "Мегамарш вишиванок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1/</text:p>
          </table:table-cell>
          <table:table-cell office:value-type="string" calcext:value-type="string">
            <text:p>Луценко покритикував Яценюка і пообіцяв показати усі декларації блоку Порошен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0/</text:p>
          </table:table-cell>
          <table:table-cell office:value-type="string" calcext:value-type="string">
            <text:p>"Газпром" не пояснює Європі, чому знизив поставки газу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699/</text:p>
          </table:table-cell>
          <table:table-cell office:value-type="string" calcext:value-type="string">
            <text:p>Клімкін: Росія шантажує ЄС через євроінтеграцію України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30/</text:p>
          </table:table-cell>
          <table:table-cell office:value-type="string" calcext:value-type="string">
            <text:p>Ківалова зареєстрували кандидатом в депутати Рад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29/</text:p>
          </table:table-cell>
          <table:table-cell office:value-type="string" calcext:value-type="string">
            <text:p>МЗС РФ вже говорить про загрози зриву "перемир'я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27/</text:p>
          </table:table-cell>
          <table:table-cell office:value-type="string" calcext:value-type="string">
            <text:p>США допоможуть Україні розробити оборонну стратегію та зміцнити Нацгварді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25/</text:p>
          </table:table-cell>
          <table:table-cell office:value-type="string" calcext:value-type="string">
            <text:p>Моніторингом "перемир'я" опікуватиметься спеціальна група - Зурабо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24/</text:p>
          </table:table-cell>
          <table:table-cell office:value-type="string" calcext:value-type="string">
            <text:p>Упізнано рештки ще 10 жертв катастрофи літака "Боїнг 777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23/</text:p>
          </table:table-cell>
          <table:table-cell office:value-type="string" calcext:value-type="string">
            <text:p>Бойовики вже анонсують порушення Україною перемир'я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5/489027/</text:p>
          </table:table-cell>
          <table:table-cell office:value-type="string" calcext:value-type="string">
            <text:p>Турецькі авіакомпанії не літатимуть до Крим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21/</text:p>
          </table:table-cell>
          <table:table-cell office:value-type="string" calcext:value-type="string">
            <text:p>Домовленість про перемир’я досягнута завдяки санкціям - Обам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5/489021/</text:p>
          </table:table-cell>
          <table:table-cell office:value-type="string" calcext:value-type="string">
            <text:p>Франція прийме рішення щодо "Містралів" у жовт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19/</text:p>
          </table:table-cell>
          <table:table-cell office:value-type="string" calcext:value-type="string">
            <text:p>ЗМІ: У Донецьку припинилася стрілянина, а в Дебальцево - н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5/489005/</text:p>
          </table:table-cell>
          <table:table-cell office:value-type="string" calcext:value-type="string">
            <text:p>У Путіна заявили, що почали будувати міст в окупований Крим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17/</text:p>
          </table:table-cell>
          <table:table-cell office:value-type="string" calcext:value-type="string">
            <text:p>Сторони конфлікту вже обмінялися списками заручників - Кучм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16/</text:p>
          </table:table-cell>
          <table:table-cell office:value-type="string" calcext:value-type="string">
            <text:p>Про майбутні статуси "ЛНР" і "ДНР" в Мінську не говорил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5/7025746/</text:p>
          </table:table-cell>
          <table:table-cell office:value-type="string" calcext:value-type="string">
            <text:p>Кемерон: ЄС введе санкції, незважаючи на перемир'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14/</text:p>
          </table:table-cell>
          <table:table-cell office:value-type="string" calcext:value-type="string">
            <text:p>Сили АТО припинили вогонь, але в Донецьку все ще чутні залпи та вибух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13/</text:p>
          </table:table-cell>
          <table:table-cell office:value-type="string" calcext:value-type="string">
            <text:p>ГУМАНІТАРКА ПУТІНА ПОЇДЕ В УКРАЇНУ В СУБОТУ - Кучма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5/7025743/</text:p>
          </table:table-cell>
          <table:table-cell office:value-type="string" calcext:value-type="string">
            <text:p>В Естонії на кордоні з Росією викрадено співробітника спецслужб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09/</text:p>
          </table:table-cell>
          <table:table-cell office:value-type="string" calcext:value-type="string">
            <text:p>Семенченко впевнений, що йде гра "у довгу", "Азов" підкориться наказ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11/</text:p>
          </table:table-cell>
          <table:table-cell office:value-type="string" calcext:value-type="string">
            <text:p>Українські військові утримують контроль над аеропортом Донець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08/</text:p>
          </table:table-cell>
          <table:table-cell office:value-type="string" calcext:value-type="string">
            <text:p>Порошенко: обмін заручниками може відбутися в субот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07/</text:p>
          </table:table-cell>
          <table:table-cell office:value-type="string" calcext:value-type="string">
            <text:p>Росія передала бойовикам списки біженців, аби ті змогли забрати їхнє житл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906/</text:p>
          </table:table-cell>
          <table:table-cell office:value-type="string" calcext:value-type="string">
            <text:p>СБУ створила центр для звільнення заручник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05/</text:p>
          </table:table-cell>
          <table:table-cell office:value-type="string" calcext:value-type="string">
            <text:p>Доки в Мінську йшли переговори, росіяни під Маріуполем не припиняли вогонь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5/7036904/</text:p>
          </table:table-cell>
          <table:table-cell office:value-type="string" calcext:value-type="string">
            <text:p>Італія продасть Україні 90 броньовикі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03/</text:p>
          </table:table-cell>
          <table:table-cell office:value-type="string" calcext:value-type="string">
            <text:p>Сили АТО готові припинити вогонь. Війська не мінятимуть дислокаці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02/</text:p>
          </table:table-cell>
          <table:table-cell office:value-type="string" calcext:value-type="string">
            <text:p>Яценюк забрав у Фірташа два гірничо-збагачувальні комбінат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01/</text:p>
          </table:table-cell>
          <table:table-cell office:value-type="string" calcext:value-type="string">
            <text:p>Бойовики заявили, що як і раніше хочуть від'єднатися від Україн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98/</text:p>
          </table:table-cell>
          <table:table-cell office:value-type="string" calcext:value-type="string">
            <text:p>"Стіну" на кордоні з Росією побудують у два етап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900/</text:p>
          </table:table-cell>
          <table:table-cell office:value-type="string" calcext:value-type="string">
            <text:p>Яценюк пообіцяв не допустити монополії Росії на ринку 3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99/</text:p>
          </table:table-cell>
          <table:table-cell office:value-type="string" calcext:value-type="string">
            <text:p>ПОРОШЕНКО ВЖЕ НАКАЗАВ ПРИПИНИТИ ВОГОНЬ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97/</text:p>
          </table:table-cell>
          <table:table-cell office:value-type="string" calcext:value-type="string">
            <text:p>Російські ЗМІ сіють паніку, їм здається, що в Маріуполі ополченц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93/</text:p>
          </table:table-cell>
          <table:table-cell office:value-type="string" calcext:value-type="string">
            <text:p>Грузії замість плану вступу в НАТО запропонували інший формат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95/</text:p>
          </table:table-cell>
          <table:table-cell office:value-type="string" calcext:value-type="string">
            <text:p>Яценюк: в України є гроші на початок будівництва "Стіни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91/</text:p>
          </table:table-cell>
          <table:table-cell office:value-type="string" calcext:value-type="string">
            <text:p>Яценюк: Мир має бути встановлений за "планом Порошенко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90/</text:p>
          </table:table-cell>
          <table:table-cell office:value-type="string" calcext:value-type="string">
            <text:p>КУЧМА І БОЙОВИКИ ПІДПИСАЛИ ПРОТОКОЛ ПРО ПРИПИНЕННЯ ВОГНЮ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5/7036888/</text:p>
          </table:table-cell>
          <table:table-cell office:value-type="string" calcext:value-type="string">
            <text:p>"Межигір’я" остаточно повернули держав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87/</text:p>
          </table:table-cell>
          <table:table-cell office:value-type="string" calcext:value-type="string">
            <text:p>У Маріуполі снаряд перебив газову трубу, але все обійшлос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85/</text:p>
          </table:table-cell>
          <table:table-cell office:value-type="string" calcext:value-type="string">
            <text:p>Президент Чехії: Декілька сотень російських добровольців - ще не вторгнення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pravda.com.ua/news/2014/09/5/488954/</text:p>
          </table:table-cell>
          <table:table-cell office:value-type="string" calcext:value-type="string">
            <text:p>НБУ знизив курс гривні майже на 30 копійок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83/</text:p>
          </table:table-cell>
          <table:table-cell office:value-type="string" calcext:value-type="string">
            <text:p>Через бої під Маріуполем загинули 7 мирних жителі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81/</text:p>
          </table:table-cell>
          <table:table-cell office:value-type="string" calcext:value-type="string">
            <text:p>Мін’юст пригрозив розпуском суддям, які затягують заборону КПУ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5/7025732/</text:p>
          </table:table-cell>
          <table:table-cell office:value-type="string" calcext:value-type="string">
            <text:p>Країни НАТО збільшать кількість військових у Польщ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78/</text:p>
          </table:table-cell>
          <table:table-cell office:value-type="string" calcext:value-type="string">
            <text:p>Кучма в Мінську: З українського боку перешкод для примирення немає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76/</text:p>
          </table:table-cell>
          <table:table-cell office:value-type="string" calcext:value-type="string">
            <text:p>Із полону вдалося звільнити 10 українських військових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73/</text:p>
          </table:table-cell>
          <table:table-cell office:value-type="string" calcext:value-type="string">
            <text:p>ЗМІ: ЄС може відкласти санкції проти Росії на тиждень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74/</text:p>
          </table:table-cell>
          <table:table-cell office:value-type="string" calcext:value-type="string">
            <text:p>СБУ затримала розвідгрупу, яка збирала інформацію для російських спецслужб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5/7025731/</text:p>
          </table:table-cell>
          <table:table-cell office:value-type="string" calcext:value-type="string">
            <text:p>Меркель хоче зближення України з НАТ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69/</text:p>
          </table:table-cell>
          <table:table-cell office:value-type="string" calcext:value-type="string">
            <text:p>Москва проводить ротацію своїх військ в Україні - РНБ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67/</text:p>
          </table:table-cell>
          <table:table-cell office:value-type="string" calcext:value-type="string">
            <text:p>Для в'їзду до Криму дітям до 16 років тепер потрібен буде паспорт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pravda.com.ua/news/2014/09/5/488942/</text:p>
          </table:table-cell>
          <table:table-cell office:value-type="string" calcext:value-type="string">
            <text:p>Гривня на міжбанку впала до 13,3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/news/2014/09/5/7036866/</text:p>
          </table:table-cell>
          <table:table-cell office:value-type="string" calcext:value-type="string">
            <text:p>Росія втратила на Донбасі уже до 2 тисяч солдатів: тіла ховають навіть у шахтах - РНБ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65/</text:p>
          </table:table-cell>
          <table:table-cell office:value-type="string" calcext:value-type="string">
            <text:p>Допомога НАТО потрібна і під час перемир'я - Лисенко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64/</text:p>
          </table:table-cell>
          <table:table-cell office:value-type="string" calcext:value-type="string">
            <text:p>За добу в зоні АТО загинули 7 військових, 59 - поранено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62/</text:p>
          </table:table-cell>
          <table:table-cell office:value-type="string" calcext:value-type="string">
            <text:p>Російські війська поновили наступ на Маріуполь - РНБО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/news/2014/09/5/7036863/</text:p>
          </table:table-cell>
          <table:table-cell office:value-type="string" calcext:value-type="string">
            <text:p>У Новоазовському районі йдуть бої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61/</text:p>
          </table:table-cell>
          <table:table-cell office:value-type="string" calcext:value-type="string">
            <text:p>Кабмін звільнив скандального заступника міністра оборони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60/</text:p>
          </table:table-cell>
          <table:table-cell office:value-type="string" calcext:value-type="string">
            <text:p>Міноборони безпідставно звинуватило Kyiv Post у "кремлівській пропаганді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5/7025728/</text:p>
          </table:table-cell>
          <table:table-cell office:value-type="string" calcext:value-type="string">
            <text:p>Сім країн НАТО підписали угоду про створення сил швидкого реагуванн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57/</text:p>
          </table:table-cell>
          <table:table-cell office:value-type="string" calcext:value-type="string">
            <text:p>У Путіна відмовилися публікувати запис розмови із Баррозу про Україну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kiev.pravda.com.ua/news/540964e103f8c/</text:p>
          </table:table-cell>
          <table:table-cell office:value-type="string" calcext:value-type="string">
            <text:p>У Кличка заявили, що Київ уже майже готовий до зими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5/7036854/</text:p>
          </table:table-cell>
          <table:table-cell office:value-type="string" calcext:value-type="string">
            <text:p>"Азов" і армія перейшли у контрнаступ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53/</text:p>
          </table:table-cell>
          <table:table-cell office:value-type="string" calcext:value-type="string">
            <text:p>У соцмережах повідомляють про нові обшуки в будинках кримських мусульман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5/7025723/</text:p>
          </table:table-cell>
          <table:table-cell office:value-type="string" calcext:value-type="string">
            <text:p>ЄС може розширити санкційний список на 20 осіб - ЗМ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49/</text:p>
          </table:table-cell>
          <table:table-cell office:value-type="string" calcext:value-type="string">
            <text:p>Більшість в окружкомах отримали УДАР та ПР, в меншості - Правий сектор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46/</text:p>
          </table:table-cell>
          <table:table-cell office:value-type="string" calcext:value-type="string">
            <text:p>У Держдумі РФ готують позов до України на $1 мільярд за "обстріли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43/</text:p>
          </table:table-cell>
          <table:table-cell office:value-type="string" calcext:value-type="string">
            <text:p>Україна може заборонити 94 групи російських товарів - ЗМІ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42/</text:p>
          </table:table-cell>
          <table:table-cell office:value-type="string" calcext:value-type="string">
            <text:p>Росія готується окупувати Донбас, як Осетію - постпред України в ООН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41/</text:p>
          </table:table-cell>
          <table:table-cell office:value-type="string" calcext:value-type="string">
            <text:p>У Донецьку в результаті артобстрілів загинули 5 людей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40/</text:p>
          </table:table-cell>
          <table:table-cell office:value-type="string" calcext:value-type="string">
            <text:p>Внаслідок боїв під Маріуполем є жертви серед мирного населення - ОБСЄ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5/7025718/</text:p>
          </table:table-cell>
          <table:table-cell office:value-type="string" calcext:value-type="string">
            <text:p>Нові санкції ЄС проти Росії вдарять по "Роснефти" та "Газпромнефти" - F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38/</text:p>
          </table:table-cell>
          <table:table-cell office:value-type="string" calcext:value-type="string">
            <text:p>Сили АТО знищили колону терористів неподалік від Маріуполя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37/</text:p>
          </table:table-cell>
          <table:table-cell office:value-type="string" calcext:value-type="string">
            <text:p>Росія "тасує" війська в Криму. Частину перекидає ближче до України?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ttp://www.eurointegration.com.ua/news/2014/09/5/7025715/</text:p>
          </table:table-cell>
          <table:table-cell office:value-type="string" calcext:value-type="string">
            <text:p>Росія призупинила ввезення кондитерських виробів з України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35/</text:p>
          </table:table-cell>
          <table:table-cell office:value-type="string" calcext:value-type="string">
            <text:p>Тетяна Чорновол теж захищає Маріуполь з "Азовом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eurointegration.com.ua/news/2014/09/5/7025713/</text:p>
          </table:table-cell>
          <table:table-cell office:value-type="string" calcext:value-type="string">
            <text:p>Австралія навчатиме українських військових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5/7036833/</text:p>
          </table:table-cell>
          <table:table-cell office:value-type="string" calcext:value-type="string">
            <text:p>Батальйон "Донбас" допоможе Маріупол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ttp://www.istpravda.com.ua/short/2014/09/5/144528/</text:p>
          </table:table-cell>
          <table:table-cell office:value-type="string" calcext:value-type="string">
            <text:p>У Білорусі вшанували 500-річчя перемоги над Москвою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5/7036831/</text:p>
          </table:table-cell>
          <table:table-cell office:value-type="string" calcext:value-type="string">
            <text:p>У Маріуполі чути залпи, під містом стріляють "Гради"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5/7036830/</text:p>
          </table:table-cell>
          <table:table-cell office:value-type="string" calcext:value-type="string">
            <text:p>Під Дебальцевим бої, супротивник наступає на Луганщин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703/</text:p>
          </table:table-cell>
          <table:table-cell office:value-type="string" calcext:value-type="string">
            <text:p>Чубаров закликав кримських татар бойкотувати "вибори" в Криму 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/news/2014/09/13/7037702/</text:p>
          </table:table-cell>
          <table:table-cell office:value-type="string" calcext:value-type="string">
            <text:p>В Одесі влаштували "Мегамарш вишиванок"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1/</text:p>
          </table:table-cell>
          <table:table-cell office:value-type="string" calcext:value-type="string">
            <text:p>Луценко покритикував Яценюка і пообіцяв показати усі декларації блоку Порошенк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/news/2014/09/13/7037700/</text:p>
          </table:table-cell>
          <table:table-cell office:value-type="string" calcext:value-type="string">
            <text:p>"Газпром" не пояснює Європі, чому знизив поставки газу - ЗМІ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/news/2014/09/13/7037699/</text:p>
          </table:table-cell>
          <table:table-cell office:value-type="string" calcext:value-type="string">
            <text:p>Клімкін: Росія шантажує ЄС через євроінтеграцію України </text:p>
          </table:table-cell>
          <table:table-cell office:value-type="string" calcext:value-type="string">
            <text:p>n</text:p>
          </table:table-cell>
        </table:table-row>
        <table:table-row table:style-name="ro4" table:number-rows-repeated="1048089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 style:data-style-name="N2" text:time-value="23:52:31.0854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4T00:53:28.494845000</dc:date>
    <dc:creator>Vladimir Grichina</dc:creator>
    <meta:generator>LibreOffice/4.2.0.4$MacOSX_X86_64 LibreOffice_project/05dceb5d363845f2cf968344d7adab8dcfb2ba71</meta:generator>
    <meta:editing-duration>PT1H9M27S</meta:editing-duration>
    <meta:editing-cycles>24</meta:editing-cycles>
    <meta:document-statistic meta:table-count="1" meta:cell-count="0" meta:object-count="0"/>
  </office:meta>
</office:document-meta>
</file>